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aree1" svg:font-family="Ware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Bitstream Vera Sans" svg:font-family="'Bitstream Vera Sans'" style:font-family-generic="system" style:font-pitch="variable"/>
    <style:font-face style:name="Waree" svg:font-family="Waree"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3pt" style:font-size-asian="13pt" style:font-size-complex="13pt"/>
    </style:style>
    <style:style style:name="T1" style:family="text">
      <style:text-properties fo:font-weight="normal" style:font-weight-asian="normal" style:font-weight-complex="normal"/>
    </style:style>
    <style:style style:name="T2" style:family="text">
      <style:text-properties fo:font-size="13pt" fo:font-weight="normal" style:font-size-asian="13pt" style:font-weight-asian="normal" style:font-size-complex="13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ozpoznávání obrazu </text:h>
      <text:h text:style-name="Heading_20_2" text:outline-level="2"><text:span text:style-name="T2">3-4 lidé, vede Tomáš</text:span></text:h>
      <text:p text:style-name="P2"/>
      <text:p text:style-name="P1">Předpokladem týmu jesou alespoň dva lidé se znalostí geometrie, tři až čtyři lidé s dobrými nápady a dva lidé se znalostí programování (Python či podobný jazyk). Téma je náročné odborně i na čas.</text:p>
      <text:p text:style-name="P1"/>
      <text:p text:style-name="P1">Cílem tématu je vybrat vhodnou detekovanou charakteristiku obrazu, vymyslet algoritmus na detekci vlastnosti v obrazu a pak naprogramovat a testovat na počítači s webkamerou, možná v kombinaci s projektorem.</text:p>
      <text:p text:style-name="P1"/>
      <text:p text:style-name="P1">Cíl je možné si vybrat, možnosti jsou např. detekce barevné tečky, sledování více teček či trajektorie pohybu tečky či jiného objektu. Bude potřeba z obrazu odstranit pozadí a perspektivní zkreslení. K tomu bude potřeba i geometrické počítání a transformace spolu s měřením či odhadem toho zkreslení. Pokud se povede dobrá kalibrace a odstranění zkreslení, může se promítat zpětná vazba přímo na snímané objekty.</text:p>
      <text:p text:style-name="P1"/>
      <text:p text:style-name="P1">Programovat se bude v jazyce Python, ale ne všichni řešitelé musí umět programovat. Technické detaily jako je čtení vstupu už jsou připravené. Používaná (doporučená) knihovna je Python Imaging Library, její rozhraní pro čtení po obrazu pixelech a základní kreslení je přímočaré.</text:p>
      <text:p text:style-name="P1"/>
      <text:p text:style-name="P1">K dispozici jsou dvě USB webkamery, laserové ukazovátko a jeden notebook. Případné další Linuxové notebooky bude snad možné zapojit. Projektor bude podle okolností.</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aree1" svg:font-family="Ware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Bitstream Vera Sans" svg:font-family="'Bitstream Vera Sans'" style:font-family-generic="system" style:font-pitch="variable"/>
    <style:font-face style:name="Waree" svg:font-family="Waree"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cs" fo:country="CZ" style:letter-kerning="true" style:font-name-asian="Bitstream Vera Sans" style:font-size-asian="10.5pt" style:language-asian="zxx" style:country-asian="none" style:font-name-complex="Waree"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Waree"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Waree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Waree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Waree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19T00:44:25</meta:creation-date>
    <dc:date>2009-10-19T01:11:00</dc:date>
    <meta:editing-duration>PT00H08M38S</meta:editing-duration>
    <meta:editing-cycles>2</meta:editing-cycles>
    <meta:generator>OpenOffice.org/3.1$Linux OpenOffice.org_project/310m19$Build-9420</meta:generator>
    <meta:document-statistic meta:table-count="0" meta:image-count="0" meta:object-count="0" meta:page-count="1" meta:paragraph-count="7" meta:word-count="195" meta:character-count="1296"/>
  </office:meta>
</office:document-meta>
</file>